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a96" officeooo:paragraph-rsid="001a7a96"/>
    </style:style>
    <style:style style:name="P2" style:family="paragraph" style:parent-style-name="Standard">
      <style:text-properties officeooo:rsid="001a7a96" officeooo:paragraph-rsid="001c5852"/>
    </style:style>
    <style:style style:name="T1" style:family="text">
      <style:text-properties officeooo:rsid="001c5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ervations</text:p>
      <text:p text:style-name="P1"/>
      <text:p text:style-name="P2">- sensor 4, AGOC-3A <text:s/><text:span text:style-name="T1">en Appluimonia</text:span>: geeft steeds hogere reading gedurende de maande, kan een fout in de sensor zijn, of een fabriek gaat meer uitsto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54:35.432625585</meta:creation-date>
    <dc:date>2018-06-12T12:12:49.687689821</dc:date>
    <meta:editing-duration>PT18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7" meta:character-count="165" meta:non-whitespace-character-count="139"/>
  </office:meta>
</office:document-meta>
</file>